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77C00001811EFC119E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5854in" svg:y="0in" svg:width="6.0673in" svg:height="2.6319in" draw:z-index="0"><draw:image xlink:href="Pictures/200000070000377C00001811EFC119E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4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Nishikawa</meta:initial-creator>
    <meta:creation-date>2023-10-01T20:16:58.27</meta:creation-date>
    <dc:date>2023-10-03T09:05:32.53</dc:date>
    <dc:creator>Patrice Nishikawa</dc:creator>
    <meta:editing-duration>PT8M39S</meta:editing-duration>
    <meta:editing-cycles>2</meta:editing-cycles>
    <meta:generator>OpenOffice/4.1.13$Win32 OpenOffice.org_project/4113m1$Build-9810</meta:generator>
    <meta:document-statistic meta:table-count="0" meta:image-count="1" meta:object-count="0" meta:page-count="1" meta:paragraph-count="0" meta:word-count="0" meta:character-count="0"/>
  </office:meta>
</office:document-meta>
</file>